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quenceEncoder.all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uenceEncoder.encode( Publisher &lt; ? extends CharSequence &gt; inputStream , DataBufferFactory bufferFactory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equenceEncoder.calculateCapacity( CharSequence sequenc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equenceEncoder.getCharset(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equenceEncoder.encodeValue( CharSequence charSequence , DataBufferFactory bufferFactory , ResolvableType valueType , @ Nullable MimeType mimeType , @ Nullable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rSequenceEncoder.textPlai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uenceEncoder.canEncode( ResolvableType elementType ,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equenceEncoder.CharSequenceEncoder(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